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05060a"/>
    </style:style>
    <style:style style:name="T1" style:family="text">
      <style:text-properties officeooo:rsid="0005060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### Haszówka nr 2:</text:span></text:p>
      <text:p text:style-name="P2"><text:span text:style-name="Strong_20_Emphasis"/></text:p>
      <text:p text:style-name="P2"><text:span text:style-name="Strong_20_Emphasis">1. **Proces może zakończyć pracę swojego rodzica, wysyłając mu sygnał.** <text:s/></text:span></text:p>
      <text:p text:style-name="P2"><text:span text:style-name="Strong_20_Emphasis"><text:s text:c="3"/>**Fałsz** <text:s/></text:span></text:p>
      <text:p text:style-name="P2"><text:span text:style-name="Strong_20_Emphasis"><text:s text:c="3"/>Podproces dziedziczy i/lub współdzieli pewne atrybuty i zasoby procesu nadrzędnego.</text:span></text:p>
      <text:p text:style-name="P2"><text:span text:style-name="Strong_20_Emphasis"/></text:p>
      <text:p text:style-name="P2"><text:span text:style-name="Strong_20_Emphasis">2. **Procesy tworzone są w systemach operacyjnych w celu zwiększenia efektywności obliczeń.** <text:s/></text:span></text:p>
      <text:p text:style-name="P2"><text:span text:style-name="Strong_20_Emphasis"><text:s text:c="3"/>**Prawda**</text:span></text:p>
      <text:p text:style-name="P2"><text:span text:style-name="Strong_20_Emphasis"/></text:p>
      <text:p text:style-name="P2"><text:span text:style-name="Strong_20_Emphasis">3. **Stan uśpienia procesu oznacza oczekiwanie na wykonanie na procesorze.** <text:s/></text:span></text:p>
      <text:p text:style-name="P2"><text:span text:style-name="Strong_20_Emphasis"><text:s text:c="3"/>**Fałsz**</text:span></text:p>
      <text:p text:style-name="P2"><text:span text:style-name="Strong_20_Emphasis"/></text:p>
      <text:p text:style-name="P2"><text:span text:style-name="Strong_20_Emphasis">4. **Standardową reakcją na otrzymanie sygnału jest śmierć procesu (dla większości typów sygnałów).** <text:s/></text:span></text:p>
      <text:p text:style-name="P2"><text:span text:style-name="Strong_20_Emphasis"><text:s text:c="3"/>**Prawda**</text:span></text:p>
      <text:p text:style-name="P2"><text:span text:style-name="Strong_20_Emphasis"/></text:p>
      <text:p text:style-name="P2"><text:span text:style-name="Strong_20_Emphasis">5. **Środowisko procesu w systemie Unix to zbiór innych procesów, z którymi dany proces się komunikuje.** <text:s/></text:span></text:p>
      <text:p text:style-name="P2"><text:span text:style-name="Strong_20_Emphasis"><text:s text:c="3"/>**Fałsz**</text:span></text:p>
      <text:p text:style-name="P2"><text:span text:style-name="Strong_20_Emphasis"/></text:p>
      <text:p text:style-name="P2"><text:span text:style-name="Strong_20_Emphasis">6. **Wszystkie procesy w systemie Unix tworzone są przez klonowanie funkcją `fork` (z wyjątkiem procesu init).** <text:s/></text:span></text:p>
      <text:p text:style-name="P2"><text:span text:style-name="Strong_20_Emphasis"><text:s text:c="3"/>**Prawda**</text:span></text:p>
      <text:p text:style-name="P2"><text:span text:style-name="Strong_20_Emphasis"/></text:p>
      <text:p text:style-name="P2"><text:span text:style-name="Strong_20_Emphasis">7. **Zasoby w systemie Unix istnieją w celu zwiększenia wydajności wykonywania procesów.** <text:s/></text:span></text:p>
      <text:p text:style-name="P2"><text:span text:style-name="Strong_20_Emphasis"><text:s text:c="3"/>**Fałsz**</text:span></text:p>
      <text:p text:style-name="P2"><text:span text:style-name="Strong_20_Emphasis"/></text:p>
      <text:p text:style-name="P2"><text:span text:style-name="Strong_20_Emphasis">8. **Zwykły proces w systemie Unix otrzymuje priorytet, którego nie może sam zmienić.** <text:s/></text:span></text:p>
      <text:p text:style-name="P2"><text:span text:style-name="Strong_20_Emphasis"><text:s text:c="3"/>**Prawda**</text:span></text:p>
      <text:p text:style-name="P2"><text:span text:style-name="Strong_20_Emphasis"/></text:p>
      <text:p text:style-name="P2"><text:span text:style-name="Strong_20_Emphasis">9. **Po odebraniu sygnału przez proces, może on kontynuować pracę (dla większości typów sygnałów).** <text:s/></text:span></text:p>
      <text:p text:style-name="P2"><text:soft-page-break/><text:span text:style-name="Strong_20_Emphasis"><text:s text:c="3"/>**Prawda**</text:span></text:p>
      <text:p text:style-name="P2"><text:span text:style-name="Strong_20_Emphasis"/></text:p>
      <text:p text:style-name="P2"><text:span text:style-name="Strong_20_Emphasis">10. **Priorytety w systemie operacyjnym istnieją w celu kontrolowania dostępu do zasobów systemu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>11. **Proces uniksowy jest zawsze w stanie wykonywalnym albo uśpionym.** <text:s/></text:span></text:p>
      <text:p text:style-name="P2"><text:span text:style-name="Strong_20_Emphasis"><text:s text:c="4"/>**Fałsz**</text:span></text:p>
      <text:p text:style-name="P2"><text:span text:style-name="Strong_20_Emphasis"/></text:p>
      <text:p text:style-name="P2"><text:span text:style-name="Strong_20_Emphasis">12. **O ile proces sam się nie uśpi/zawiesi, będzie stale wykonywany na procesorze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>---</text:span></text:p>
      <text:p text:style-name="P2"><text:span text:style-name="Strong_20_Emphasis"/></text:p>
      <text:p text:style-name="P2"><text:span text:style-name="Strong_20_Emphasis">### Haszówka nr 2 (część 2):</text:span></text:p>
      <text:p text:style-name="P2"><text:span text:style-name="Strong_20_Emphasis"/></text:p>
      <text:p text:style-name="P2"><text:span text:style-name="Strong_20_Emphasis">1. **Proces utworzony przez klonowanie współdzieli z rodzicem wszystkie zasoby.** <text:s/></text:span></text:p>
      <text:p text:style-name="P2"><text:span text:style-name="Strong_20_Emphasis"><text:s text:c="3"/>**Fałsz** <text:s/></text:span></text:p>
      <text:p text:style-name="P2"><text:span text:style-name="Strong_20_Emphasis"><text:s text:c="3"/>Podproces dziedziczy i/lub współdzieli pewne atrybuty i zasoby procesu nadrzędnego.</text:span></text:p>
      <text:p text:style-name="P2"><text:span text:style-name="Strong_20_Emphasis"/></text:p>
      <text:p text:style-name="P2"><text:span text:style-name="Strong_20_Emphasis">2. **System może dowolnie ustawić wartość statusu dowolnego procesu.** <text:s/></text:span></text:p>
      <text:p text:style-name="P2"><text:span text:style-name="Strong_20_Emphasis"><text:s text:c="3"/>**Fałsz**</text:span></text:p>
      <text:p text:style-name="P2"><text:span text:style-name="Strong_20_Emphasis"/></text:p>
      <text:p text:style-name="P2"><text:span text:style-name="Strong_20_Emphasis">3. **Środowisko procesu w systemie Unix to zbiór zmiennych z wartościami stworzonymi dla procesu.** <text:s/></text:span></text:p>
      <text:p text:style-name="P2"><text:span text:style-name="Strong_20_Emphasis"><text:s text:c="3"/>**Prawda**</text:span></text:p>
      <text:p text:style-name="P2"><text:span text:style-name="Strong_20_Emphasis"/></text:p>
      <text:p text:style-name="P2"><text:span text:style-name="Strong_20_Emphasis">4. **Liczba nice umożliwia użytkownikom/programistom zarządzanie przydziałem zasobów dla procesu.** <text:s/></text:span></text:p>
      <text:p text:style-name="P2"><text:span text:style-name="Strong_20_Emphasis"><text:s text:c="3"/>**Prawda**</text:span></text:p>
      <text:p text:style-name="P2"><text:span text:style-name="Strong_20_Emphasis"/></text:p>
      <text:p text:style-name="P2"><text:span text:style-name="Strong_20_Emphasis">5. **Proces jest zawsze w stanie wykonywalnym albo uśpionym.** <text:s/></text:span></text:p>
      <text:p text:style-name="P2"><text:span text:style-name="Strong_20_Emphasis"><text:s text:c="3"/>**Fałsz**</text:span></text:p>
      <text:p text:style-name="P2"><text:soft-page-break/><text:span text:style-name="Strong_20_Emphasis"/></text:p>
      <text:p text:style-name="P2"><text:span text:style-name="Strong_20_Emphasis">6. **Proces utworzony przez klonowanie współdzieli z rodzicem założone wcześniej blokady plików.** <text:s/></text:span></text:p>
      <text:p text:style-name="P2"><text:span text:style-name="Strong_20_Emphasis"><text:s text:c="3"/>**Fałsz**</text:span></text:p>
      <text:p text:style-name="P2"><text:span text:style-name="Strong_20_Emphasis"/></text:p>
      <text:p text:style-name="P2"><text:span text:style-name="Strong_20_Emphasis">7. **Proces może dowolnie ustawić wartość swojego statusu.** <text:s/></text:span></text:p>
      <text:p text:style-name="P2"><text:span text:style-name="Strong_20_Emphasis"><text:s text:c="3"/>**Prawda**</text:span></text:p>
      <text:p text:style-name="P2"><text:span text:style-name="Strong_20_Emphasis"/></text:p>
      <text:p text:style-name="P2"><text:span text:style-name="Strong_20_Emphasis">8. **Liczba nice umożliwia użytkownikom/programistom wpływanie na planowanie procesów w systemie.** <text:s/></text:span></text:p>
      <text:p text:style-name="P2"><text:span text:style-name="Strong_20_Emphasis"><text:s text:c="3"/>**Prawda**</text:span></text:p>
      <text:p text:style-name="P2"><text:span text:style-name="Strong_20_Emphasis"/></text:p>
      <text:p text:style-name="P2"><text:span text:style-name="Strong_20_Emphasis">9. **Zasoby w systemie Unix istnieją w celu ułatwienia zarządzania elementami systemu w odniesieniu do procesów.** <text:s/></text:span></text:p>
      <text:p text:style-name="P2"><text:span text:style-name="Strong_20_Emphasis"><text:s text:c="3"/>**Fałsz**</text:span></text:p>
      <text:p text:style-name="P2"><text:span text:style-name="Strong_20_Emphasis"/></text:p>
      <text:p text:style-name="P2"><text:span text:style-name="Strong_20_Emphasis">10. **Wszystkie procesy w systemie Unix tworzone są przez klonowanie funkcją `fork` (z wyjątkiem procesu init)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>11. **Proces zombie jest procesem, który nie może być usunięty przez system ze względu na niepoprawne zachowanie potomka.** <text:s/></text:span></text:p>
      <text:p text:style-name="P2"><text:span text:style-name="Strong_20_Emphasis"><text:s text:c="4"/>**Fałsz**</text:span></text:p>
      <text:p text:style-name="P2"><text:span text:style-name="Strong_20_Emphasis"/></text:p>
      <text:p text:style-name="P2"><text:span text:style-name="Strong_20_Emphasis">12. **Proces w systemie Unix może zadeklarować własną procedurę obsługi sygnału (dla większości typów sygnałów)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>13. **Proces utworzony przez klonowanie współdzieli z rodzicem wszystkie otwarte wcześniej pliki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>14. **Stan uśpienia procesu oznacza oczekiwanie na przydział pamięci.** <text:s/></text:span></text:p>
      <text:p text:style-name="P2"><text:span text:style-name="Strong_20_Emphasis"><text:s text:c="4"/>**Fałsz**</text:span></text:p>
      <text:p text:style-name="P2"><text:soft-page-break/><text:span text:style-name="Strong_20_Emphasis"/></text:p>
      <text:p text:style-name="P2"><text:span text:style-name="Strong_20_Emphasis">15. **Procesy są tworzone w celu usprawnienia przydziału pamięci (quasi) równolegle wykonywanym zadaniom.** <text:s/></text:span></text:p>
      <text:p text:style-name="P2"><text:span text:style-name="Strong_20_Emphasis"><text:s text:c="4"/>**Fałsz**</text:span></text:p>
      <text:p text:style-name="P2"><text:span text:style-name="Strong_20_Emphasis"/></text:p>
      <text:p text:style-name="P2"><text:span text:style-name="Strong_20_Emphasis">16. **Proces zombie jest procesem, który nie może być usunięty przez system ze względu na niepoprawne zachowanie rodzica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>17. **Środowisko procesu w systemie Unix to zbiór innych procesów, z którymi dany proces się komunikuje.** <text:s/></text:span></text:p>
      <text:p text:style-name="P2"><text:span text:style-name="Strong_20_Emphasis"><text:s text:c="4"/>**Fałsz**</text:span></text:p>
      <text:p text:style-name="P2"><text:span text:style-name="Strong_20_Emphasis"/></text:p>
      <text:p text:style-name="P2"><text:span text:style-name="Strong_20_Emphasis">18. **Czas wirtualny procesu oznacza czas procesora zużyty na obliczenia.** <text:s/></text:span></text:p>
      <text:p text:style-name="P2"><text:span text:style-name="Strong_20_Emphasis"><text:s text:c="4"/>**Fałsz**</text:span></text:p>
      <text:p text:style-name="P2"><text:span text:style-name="Strong_20_Emphasis"/></text:p>
      <text:p text:style-name="P2"><text:span text:style-name="Strong_20_Emphasis">19. **Procesy są tworzone w celu podziału obliczeń na wiele (quasi) równolegle wykonywanych zadań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>20. **Stan uśpienia procesu oznacza oczekiwanie na jakieś zasoby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>21. **Wszystkie procesy w systemie Unix tworzone są przez połączenie dwóch procesów funkcją `fork` (z wyjątkiem procesu init).** <text:s/></text:span></text:p>
      <text:p text:style-name="P2"><text:span text:style-name="Strong_20_Emphasis"><text:s text:c="4"/>**Fałsz**</text:span></text:p>
      <text:p text:style-name="P2"><text:span text:style-name="Strong_20_Emphasis"/></text:p>
      <text:p text:style-name="P2"><text:span text:style-name="Strong_20_Emphasis">22. **Jedna z funkcji procesów w systemie Unix jest zapewnienie wzajemnej izolacji wykonywanych w systemie zadań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>23. **Jedna z funkcji procesów w systemie Unix jest umożliwienie przydziału zasobów wykonywanym w systemie zadaniom.** <text:s/></text:span></text:p>
      <text:p text:style-name="P2"><text:span text:style-name="Strong_20_Emphasis"><text:s text:c="4"/>**Prawda**</text:span></text:p>
      <text:p text:style-name="P2"><text:soft-page-break/><text:span text:style-name="Strong_20_Emphasis"/></text:p>
      <text:p text:style-name="P2"><text:span text:style-name="Strong_20_Emphasis">24. **Zasoby w systemie UNIX istnieją w celu zwiększenia wydajności wykonywania procesów.** <text:s/></text:span></text:p>
      <text:p text:style-name="P2"><text:span text:style-name="Strong_20_Emphasis"><text:s text:c="4"/>**Fałsz**</text:span></text:p>
      <text:p text:style-name="P2"><text:span text:style-name="Strong_20_Emphasis"/></text:p>
      <text:p text:style-name="P2"><text:span text:style-name="Strong_20_Emphasis">25. **Zasoby w systemie Unix istnieją w celu ułatwienia zarządzania elementami systemu w odniesieniu do procesów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>26. **Proces w systemie Unix może zadeklarować własną procedurę obsługi sygnału (dla większości typów sygnałów)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>27. **Sygnały w systemie Unix mogą być generowane zarówno przez sprzęt, jak i oprogramowanie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>28. **Jedna z funkcji procesów w systemie Unix jest umożliwienie przydziału zasobów wykonywanym w systemie zadaniom.** <text:s/></text:span></text:p>
      <text:p text:style-name="P2"><text:span text:style-name="Strong_20_Emphasis"><text:s text:c="4"/>**Fałsz**</text:span></text:p>
      <text:p text:style-name="P2"><text:span text:style-name="Strong_20_Emphasis"/></text:p>
      <text:p text:style-name="P2"><text:span text:style-name="Strong_20_Emphasis">29. **Jeden proces może zawierać tylko jeden wątek lub proces może składać się z kilku wątków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>30. **Środowisko procesu w systemie Unix to zbiór innych procesów, z którymi dany proces się komunikuje.** <text:s/></text:span></text:p>
      <text:p text:style-name="P2"><text:span text:style-name="Strong_20_Emphasis"><text:s text:c="4"/>**Fałsz**</text:span></text:p>
      <text:p text:style-name="P2"><text:span text:style-name="Strong_20_Emphasis"/></text:p>
      <text:p text:style-name="P2"><text:span text:style-name="Strong_20_Emphasis">31. **Przejście do stanu oczekiwania blokuje równoległość wątków jądra.** <text:s/></text:span></text:p>
      <text:p text:style-name="P2"><text:span text:style-name="Strong_20_Emphasis"><text:s text:c="4"/>**Fałsz**</text:span></text:p>
      <text:p text:style-name="P2"><text:span text:style-name="Strong_20_Emphasis"/></text:p>
      <text:p text:style-name="P2"><text:span text:style-name="Strong_20_Emphasis"/></text:p>
      <text:p text:style-name="P2"><text:soft-page-break/><text:span text:style-name="Strong_20_Emphasis">32. **Zmienna warunkowa służy do sygnalizacji spełnienia warunku oczekującym na niej wątkom lub procesom.** <text:s/></text:span></text:p>
      <text:p text:style-name="P2"><text:span text:style-name="Strong_20_Emphasis"><text:s text:c="4"/>**Prawda**</text:span></text:p>
      <text:p text:style-name="P2"><text:span text:style-name="Strong_20_Emphasis"/></text:p>
      <text:p text:style-name="P2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21:30:36.423327865</meta:creation-date>
    <dc:date>2024-10-14T21:47:25.755775181</dc:date>
    <meta:editing-duration>PT6M39S</meta:editing-duration>
    <meta:editing-cycles>1</meta:editing-cycles>
    <meta:document-statistic meta:table-count="0" meta:image-count="0" meta:object-count="0" meta:page-count="6" meta:paragraph-count="93" meta:word-count="654" meta:character-count="5139" meta:non-whitespace-character-count="4322"/>
    <meta:generator>LibreOffice/7.3.7.2$Linux_X86_64 LibreOffice_project/30$Build-2</meta:generator>
  </office:meta>
</office:document-meta>
</file>